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DB000002BB2E87782C7678D5E3.png" manifest:media-type="image/png"/>
  <manifest:file-entry manifest:full-path="Pictures/100000000000041C0000018608225E957A8FACF8.png" manifest:media-type="image/png"/>
  <manifest:file-entry manifest:full-path="Pictures/1000020100000F57000007828893ABE09E2C2EE9.png" manifest:media-type="image/png"/>
  <manifest:file-entry manifest:full-path="Pictures/10000201000004C8000005CD4549F58335FE6629.png" manifest:media-type="image/png"/>
  <manifest:file-entry manifest:full-path="Pictures/10000201000002D9000002CDBE133C07D4BA8EA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 fo:font-weight="bold" style:font-weight-asian="bold" style:font-name-complex="Arial2" style:font-size-complex="14pt"/>
    </style:style>
    <style:style style:name="P4" style:family="paragraph" style:parent-style-name="Standard">
      <style:paragraph-properties fo:text-align="center" style:justify-single-word="false"/>
      <style:text-properties style:font-name="Arial" fo:font-size="18pt" fo:language="en" fo:country="GB" fo:font-weight="bold" style:font-size-asian="18pt" style:font-weight-asian="bold" style:font-name-complex="Arial2" style:font-size-complex="18pt"/>
    </style:style>
    <style:style style:name="P5" style:family="paragraph" style:parent-style-name="Standard">
      <style:paragraph-properties fo:text-align="center" style:justify-single-word="false"/>
      <style:text-properties style:font-name="Arial" fo:language="en" fo:country="GB" fo:font-weight="bold" style:font-weight-asian="bold" style:font-name-complex="Arial2" style:font-size-complex="14pt"/>
    </style:style>
    <style:style style:name="P6" style:family="paragraph" style:parent-style-name="Standard">
      <style:paragraph-properties fo:text-align="center" style:justify-single-word="false"/>
      <style:text-properties style:font-name="Arial" fo:language="en" fo:country="GB" fo:font-weight="bold" officeooo:rsid="0016f350" officeooo:paragraph-rsid="0016f350" style:font-weight-asian="bold" style:font-name-complex="Arial2" style:font-size-complex="14pt"/>
    </style:style>
    <style:style style:name="P7" style:family="paragraph" style:parent-style-name="Standard">
      <style:text-properties style:font-size-complex="14pt"/>
    </style:style>
    <style:style style:name="P8" style:family="paragraph" style:parent-style-name="Standard">
      <style:text-properties officeooo:rsid="004ea5df" officeooo:paragraph-rsid="004ea5df" style:font-size-complex="14pt"/>
    </style:style>
    <style:style style:name="P9" style:family="paragraph" style:parent-style-name="Standard">
      <style:paragraph-properties fo:text-align="center" style:justify-single-word="false"/>
      <style:text-properties fo:font-style="italic" style:font-style-asian="italic" style:font-size-complex="14pt"/>
    </style:style>
    <style:style style:name="P10" style:family="paragraph" style:parent-style-name="Standard">
      <style:text-properties officeooo:rsid="003567c8" officeooo:paragraph-rsid="003567c8"/>
    </style:style>
    <style:style style:name="P11" style:family="paragraph" style:parent-style-name="Standard">
      <style:text-properties officeooo:rsid="003cff8a" officeooo:paragraph-rsid="003cff8a"/>
    </style:style>
    <style:style style:name="P12" style:family="paragraph" style:parent-style-name="Heading_20_1">
      <style:paragraph-properties fo:break-before="page"/>
    </style:style>
    <style:style style:name="P13" style:family="paragraph" style:parent-style-name="Contents_20_1">
      <style:paragraph-properties>
        <style:tab-stops>
          <style:tab-stop style:position="6.2925in" style:type="right" style:leader-style="dotted" style:leader-text="."/>
        </style:tab-stops>
      </style:paragraph-properties>
    </style:style>
    <style:style style:name="P14" style:family="paragraph" style:parent-style-name="Text_20_body">
      <style:text-properties officeooo:rsid="0030b3d3" officeooo:paragraph-rsid="00614ed4" style:font-size-complex="14pt"/>
    </style:style>
    <style:style style:name="P15" style:family="paragraph" style:parent-style-name="Text_20_body">
      <style:text-properties officeooo:rsid="0062ae10" officeooo:paragraph-rsid="0062ae10" style:font-size-complex="14pt"/>
    </style:style>
    <style:style style:name="P16" style:family="paragraph" style:parent-style-name="Text_20_body">
      <style:text-properties officeooo:paragraph-rsid="0339ebde"/>
    </style:style>
    <style:style style:name="P17" style:family="paragraph" style:parent-style-name="Text_20_body">
      <style:text-properties officeooo:paragraph-rsid="0219466a"/>
    </style:style>
    <style:style style:name="P18" style:family="paragraph" style:parent-style-name="Text_20_body">
      <style:paragraph-properties fo:text-align="justify" style:justify-single-word="false"/>
      <style:text-properties officeooo:rsid="0225ca0a" officeooo:paragraph-rsid="0225ca0a"/>
    </style:style>
    <style:style style:name="P19" style:family="paragraph" style:parent-style-name="Text_20_body">
      <style:paragraph-properties fo:text-align="justify" style:justify-single-word="false"/>
      <style:text-properties officeooo:rsid="0239f790" officeooo:paragraph-rsid="0239f790"/>
    </style:style>
    <style:style style:name="P20" style:family="paragraph" style:parent-style-name="Text_20_body">
      <style:paragraph-properties fo:text-align="justify" style:justify-single-word="false"/>
      <style:text-properties officeooo:rsid="023bc2b3" officeooo:paragraph-rsid="023bc2b3"/>
    </style:style>
    <style:style style:name="P21" style:family="paragraph" style:parent-style-name="Text_20_body">
      <style:paragraph-properties fo:text-align="justify" style:justify-single-word="false"/>
      <style:text-properties officeooo:rsid="023db81f" officeooo:paragraph-rsid="023db81f"/>
    </style:style>
    <style:style style:name="P22" style:family="paragraph" style:parent-style-name="Text_20_body">
      <style:text-properties officeooo:rsid="0214edb4" officeooo:paragraph-rsid="0029af03"/>
    </style:style>
    <style:style style:name="P23" style:family="paragraph" style:parent-style-name="Text_20_body">
      <style:paragraph-properties fo:text-align="justify" style:justify-single-word="false"/>
      <style:text-properties officeooo:rsid="022738bb" officeooo:paragraph-rsid="022738bb"/>
    </style:style>
    <style:style style:name="P24" style:family="paragraph" style:parent-style-name="Text_20_body">
      <style:paragraph-properties fo:line-height="150%" fo:text-align="justify" style:justify-single-word="false"/>
    </style:style>
    <style:style style:name="P25" style:family="paragraph" style:parent-style-name="Text_20_body">
      <style:paragraph-properties fo:line-height="150%" fo:text-align="justify" style:justify-single-word="false"/>
      <style:text-properties officeooo:paragraph-rsid="00217f6a"/>
    </style:style>
    <style:style style:name="P26" style:family="paragraph" style:parent-style-name="Heading_20_3">
      <style:text-properties officeooo:rsid="003959b9" officeooo:paragraph-rsid="003959b9"/>
    </style:style>
    <style:style style:name="P27" style:family="paragraph" style:parent-style-name="Heading_20_3">
      <style:text-properties officeooo:rsid="005da089" officeooo:paragraph-rsid="005da089"/>
    </style:style>
    <style:style style:name="P28" style:family="paragraph" style:parent-style-name="Text_20_body" style:master-page-name="">
      <loext:graphic-properties draw:fill="none"/>
      <style:paragraph-properties fo:margin-left="0in" fo:margin-right="0in" fo:margin-top="0in" fo:margin-bottom="0.0972in" loext:contextual-spacing="false" fo:line-height="150%"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29" style:family="paragraph" style:parent-style-name="Contents_20_1">
      <style:paragraph-properties fo:margin-top="0.0835in" fo:margin-bottom="0.0693in" loext:contextual-spacing="false" fo:text-align="justify" style:justify-single-word="false" fo:orphans="2" fo:widows="2" style:writing-mode="lr-tb"/>
    </style:style>
    <style:style style:name="P30" style:family="paragraph" style:parent-style-name="Standard" style:master-page-name="Standard">
      <style:paragraph-properties fo:text-align="center" style:justify-single-word="false" style:page-number="auto"/>
      <style:text-properties style:font-name="Arial" fo:language="en" fo:country="GB" fo:font-weight="bold" style:font-weight-asian="bold" style:font-name-complex="Arial2" style:font-size-complex="14pt"/>
    </style:style>
    <style:style style:name="P31" style:family="paragraph" style:parent-style-name="Standard" style:list-style-name="L5">
      <style:text-properties officeooo:paragraph-rsid="0339ebde"/>
    </style:style>
    <style:style style:name="P32" style:family="paragraph" style:parent-style-name="Standard" style:list-style-name="L10">
      <style:paragraph-properties fo:text-align="justify" style:justify-single-word="false">
        <style:tab-stops>
          <style:tab-stop style:position="4.8138in"/>
          <style:tab-stop style:position="4.8583in"/>
        </style:tab-stops>
      </style:paragraph-properties>
      <style:text-properties officeooo:rsid="02e10a25" officeooo:paragraph-rsid="02e10a25"/>
    </style:style>
    <style:style style:name="P33" style:family="paragraph" style:parent-style-name="Standard" style:list-style-name="L13">
      <style:text-properties officeooo:rsid="003e4ce5" officeooo:paragraph-rsid="003e4ce5"/>
    </style:style>
    <style:style style:name="P34" style:family="paragraph" style:parent-style-name="Standard" style:list-style-name="L14">
      <style:text-properties officeooo:rsid="00450b6f" officeooo:paragraph-rsid="00450b6f" style:font-size-complex="14pt"/>
    </style:style>
    <style:style style:name="P35" style:family="paragraph" style:parent-style-name="Standard">
      <style:text-properties officeooo:rsid="0087f533" officeooo:paragraph-rsid="0087f533" style:font-size-complex="14pt"/>
    </style:style>
    <style:style style:name="P36" style:family="paragraph" style:parent-style-name="Standard">
      <style:text-properties officeooo:rsid="009bc902" officeooo:paragraph-rsid="009bc902"/>
    </style:style>
    <style:style style:name="P37" style:family="paragraph" style:parent-style-name="Standard">
      <style:text-properties officeooo:rsid="00a8901a" officeooo:paragraph-rsid="00a8901a"/>
    </style:style>
    <style:style style:name="P38" style:family="paragraph" style:parent-style-name="Standard">
      <style:text-properties officeooo:rsid="0029af03" officeooo:paragraph-rsid="0029af03"/>
    </style:style>
    <style:style style:name="P39" style:family="paragraph" style:parent-style-name="Text_20_body" style:list-style-name="L1">
      <style:paragraph-properties fo:line-height="150%" fo:text-align="justify" style:justify-single-word="false"/>
      <style:text-properties officeooo:paragraph-rsid="00217f6a"/>
    </style:style>
    <style:style style:name="P40" style:family="paragraph" style:parent-style-name="Text_20_body" style:list-style-name="L1">
      <style:paragraph-properties fo:line-height="150%" fo:text-align="justify" style:justify-single-word="false"/>
      <style:text-properties officeooo:paragraph-rsid="00a6b0b4"/>
    </style:style>
    <style:style style:name="P41" style:family="paragraph" style:parent-style-name="Text_20_body" style:list-style-name="L5">
      <style:paragraph-properties fo:line-height="150%"/>
      <style:text-properties officeooo:paragraph-rsid="0339ebde"/>
    </style:style>
    <style:style style:name="P42" style:family="paragraph" style:parent-style-name="Text_20_body" style:list-style-name="L1">
      <style:paragraph-properties fo:line-height="150%" fo:text-align="justify" style:justify-single-word="false"/>
      <style:text-properties officeooo:rsid="002e3e79" officeooo:paragraph-rsid="002e3e79"/>
    </style:style>
    <style:style style:name="P43" style:family="paragraph" style:parent-style-name="Text_20_body" style:list-style-name="L1">
      <style:paragraph-properties fo:line-height="150%" fo:text-align="justify" style:justify-single-word="false"/>
      <style:text-properties officeooo:rsid="002e3e79" officeooo:paragraph-rsid="00a6b0b4"/>
    </style:style>
    <style:style style:name="P44" style:family="paragraph" style:parent-style-name="Text_20_body" style:list-style-name="L2">
      <style:text-properties fo:font-weight="bold" officeooo:rsid="00616dfe" officeooo:paragraph-rsid="00616dfe" style:font-weight-asian="bold" style:font-size-complex="14pt" style:font-weight-complex="bold"/>
    </style:style>
    <style:style style:name="P45" style:family="paragraph" style:parent-style-name="Text_20_body" style:list-style-name="L2">
      <style:text-properties officeooo:rsid="00616dfe" officeooo:paragraph-rsid="00616dfe" style:font-size-complex="14pt"/>
    </style:style>
    <style:style style:name="P46" style:family="paragraph" style:parent-style-name="Text_20_body" style:list-style-name="L3">
      <style:text-properties officeooo:rsid="00665a6a" officeooo:paragraph-rsid="00665a6a" style:font-size-complex="14pt"/>
    </style:style>
    <style:style style:name="P47" style:family="paragraph" style:parent-style-name="Text_20_body">
      <style:text-properties officeooo:rsid="002f6f84" officeooo:paragraph-rsid="002f6f84" style:font-size-complex="14pt"/>
    </style:style>
    <style:style style:name="P48" style:family="paragraph" style:parent-style-name="Text_20_body" style:list-style-name="L2">
      <style:text-properties officeooo:rsid="00a1c421" officeooo:paragraph-rsid="00a1c421" style:font-size-complex="14pt"/>
    </style:style>
    <style:style style:name="P49" style:family="paragraph" style:parent-style-name="Text_20_body" style:list-style-name="L3">
      <style:text-properties officeooo:paragraph-rsid="00665a6a"/>
    </style:style>
    <style:style style:name="P50" style:family="paragraph" style:parent-style-name="Text_20_body">
      <style:paragraph-properties fo:text-align="center" style:justify-single-word="false"/>
      <style:text-properties fo:font-style="italic" officeooo:rsid="009319db" officeooo:paragraph-rsid="009319db" style:font-style-asian="italic" style:font-size-complex="14pt" style:font-style-complex="italic"/>
    </style:style>
    <style:style style:name="P51" style:family="paragraph" style:parent-style-name="Text_20_body" style:list-style-name="L4">
      <style:text-properties officeooo:paragraph-rsid="0339ebde"/>
    </style:style>
    <style:style style:name="P52" style:family="paragraph" style:parent-style-name="Text_20_body" style:list-style-name="L6">
      <style:paragraph-properties fo:text-align="justify" style:justify-single-word="false"/>
      <style:text-properties officeooo:rsid="0214edb4" officeooo:paragraph-rsid="0214edb4"/>
    </style:style>
    <style:style style:name="P53" style:family="paragraph" style:parent-style-name="Text_20_body">
      <style:text-properties officeooo:rsid="0214edb4" officeooo:paragraph-rsid="0029af03"/>
    </style:style>
    <style:style style:name="P54" style:family="paragraph" style:parent-style-name="Text_20_body" style:list-style-name="L6">
      <style:paragraph-properties fo:text-align="justify" style:justify-single-word="false"/>
      <style:text-properties officeooo:rsid="02162c7b" officeooo:paragraph-rsid="02162c7b"/>
    </style:style>
    <style:style style:name="P55" style:family="paragraph" style:parent-style-name="Text_20_body" style:list-style-name="L6">
      <style:paragraph-properties fo:text-align="justify" style:justify-single-word="false"/>
      <style:text-properties officeooo:rsid="021800e6" officeooo:paragraph-rsid="021800e6"/>
    </style:style>
    <style:style style:name="P56" style:family="paragraph" style:parent-style-name="Text_20_body" style:list-style-name="L7">
      <style:paragraph-properties fo:text-align="justify" style:justify-single-word="false"/>
      <style:text-properties officeooo:rsid="0216b28a" officeooo:paragraph-rsid="0216b28a"/>
    </style:style>
    <style:style style:name="P57" style:family="paragraph" style:parent-style-name="Text_20_body" style:list-style-name="L7">
      <style:paragraph-properties fo:text-align="justify" style:justify-single-word="false"/>
      <style:text-properties officeooo:rsid="0221a294" officeooo:paragraph-rsid="0221a294"/>
    </style:style>
    <style:style style:name="P58" style:family="paragraph" style:parent-style-name="Text_20_body" style:list-style-name="L7">
      <style:paragraph-properties fo:text-align="justify" style:justify-single-word="false"/>
      <style:text-properties officeooo:rsid="02237074" officeooo:paragraph-rsid="02237074"/>
    </style:style>
    <style:style style:name="P59" style:family="paragraph" style:parent-style-name="Text_20_body" style:list-style-name="L8">
      <style:paragraph-properties fo:text-align="justify" style:justify-single-word="false"/>
      <style:text-properties officeooo:rsid="0239f790" officeooo:paragraph-rsid="0239f790"/>
    </style:style>
    <style:style style:name="P60" style:family="paragraph" style:parent-style-name="Text_20_body">
      <style:paragraph-properties fo:text-align="justify" style:justify-single-word="false"/>
      <style:text-properties officeooo:rsid="0239f790" officeooo:paragraph-rsid="007d9e2c"/>
    </style:style>
    <style:style style:name="P61" style:family="paragraph" style:parent-style-name="Text_20_body">
      <style:paragraph-properties fo:text-align="justify" style:justify-single-word="false"/>
      <style:text-properties officeooo:rsid="0239f790" officeooo:paragraph-rsid="0239f790"/>
    </style:style>
    <style:style style:name="P62" style:family="paragraph" style:parent-style-name="Text_20_body" style:list-style-name="L9">
      <style:paragraph-properties fo:text-align="justify" style:justify-single-word="false"/>
      <style:text-properties officeooo:rsid="023db81f" officeooo:paragraph-rsid="023db81f"/>
    </style:style>
    <style:style style:name="P63" style:family="paragraph" style:parent-style-name="Text_20_body" style:list-style-name="L10">
      <style:paragraph-properties fo:text-align="justify" style:justify-single-word="false"/>
      <style:text-properties officeooo:rsid="023db81f" officeooo:paragraph-rsid="023db81f"/>
    </style:style>
    <style:style style:name="P64" style:family="paragraph" style:parent-style-name="Text_20_body" style:list-style-name="L10">
      <style:paragraph-properties fo:text-align="justify" style:justify-single-word="false">
        <style:tab-stops>
          <style:tab-stop style:position="4.8138in"/>
          <style:tab-stop style:position="4.8583in"/>
        </style:tab-stops>
      </style:paragraph-properties>
      <style:text-properties officeooo:rsid="02420d95" officeooo:paragraph-rsid="023db81f"/>
    </style:style>
    <style:style style:name="P65" style:family="paragraph" style:parent-style-name="Text_20_body" style:list-style-name="L10">
      <style:paragraph-properties fo:text-align="justify" style:justify-single-word="false">
        <style:tab-stops>
          <style:tab-stop style:position="4.8138in"/>
          <style:tab-stop style:position="4.8583in"/>
        </style:tab-stops>
      </style:paragraph-properties>
      <style:text-properties officeooo:rsid="02e10a25" officeooo:paragraph-rsid="02e10a25"/>
    </style:style>
    <style:style style:name="P66" style:family="paragraph" style:parent-style-name="Text_20_body" style:list-style-name="L11">
      <style:paragraph-properties fo:text-align="justify" style:justify-single-word="false"/>
    </style:style>
    <style:style style:name="P67" style:family="paragraph" style:parent-style-name="Text_20_body" style:list-style-name="L12">
      <style:paragraph-properties fo:text-align="justify" style:justify-single-word="false"/>
    </style:style>
    <style:style style:name="P68" style:family="paragraph" style:parent-style-name="Text_20_body" style:list-style-name="L12">
      <style:paragraph-properties fo:text-align="justify" style:justify-single-word="false"/>
      <style:text-properties officeooo:paragraph-rsid="01f5042b"/>
    </style:style>
    <style:style style:name="P69" style:family="paragraph" style:parent-style-name="Text_20_body" style:list-style-name="L12">
      <style:paragraph-properties fo:text-align="justify" style:justify-single-word="false"/>
      <style:text-properties officeooo:paragraph-rsid="01d692da"/>
    </style:style>
    <style:style style:name="P70" style:family="paragraph" style:parent-style-name="Text_20_body">
      <style:paragraph-properties fo:text-align="justify" style:justify-single-word="false"/>
      <style:text-properties officeooo:paragraph-rsid="0216b28a"/>
    </style:style>
    <style:style style:name="P71" style:family="paragraph" style:parent-style-name="Text_20_body" style:list-style-name="L12">
      <style:paragraph-properties fo:text-align="justify" style:justify-single-word="false"/>
      <style:text-properties officeooo:rsid="02d3dbd4" officeooo:paragraph-rsid="02d3dbd4"/>
    </style:style>
    <style:style style:name="P72" style:family="paragraph" style:parent-style-name="Text_20_body">
      <style:text-properties officeooo:paragraph-rsid="006f1291"/>
    </style:style>
    <style:style style:name="P73" style:family="paragraph" style:parent-style-name="Text_20_body" style:list-style-name="L3">
      <style:text-properties fo:font-style="normal" officeooo:rsid="008dd0b5" officeooo:paragraph-rsid="008dd0b5" style:font-style-asian="normal" style:font-style-complex="normal"/>
    </style:style>
    <style:style style:name="P74" style:family="paragraph" style:parent-style-name="Text_20_body">
      <style:text-properties officeooo:paragraph-rsid="00955070"/>
    </style:style>
    <style:style style:name="P75" style:family="paragraph" style:parent-style-name="Text_20_body">
      <style:text-properties officeooo:rsid="009605ba" officeooo:paragraph-rsid="009605ba"/>
    </style:style>
    <style:style style:name="P76" style:family="paragraph" style:parent-style-name="Text_20_body" style:list-style-name="L15">
      <style:text-properties officeooo:rsid="009605ba" officeooo:paragraph-rsid="009605ba"/>
    </style:style>
    <style:style style:name="P77" style:family="paragraph" style:parent-style-name="Text_20_body" style:list-style-name="L15">
      <style:text-properties officeooo:rsid="0096da0d" officeooo:paragraph-rsid="0096da0d"/>
    </style:style>
    <style:style style:name="P78" style:family="paragraph" style:parent-style-name="Text_20_body">
      <style:text-properties officeooo:rsid="0096da0d" officeooo:paragraph-rsid="0096da0d"/>
    </style:style>
    <style:style style:name="P79" style:family="paragraph" style:parent-style-name="Text_20_body">
      <style:text-properties fo:font-variant="normal" fo:text-transform="none" style:text-line-through-style="none" style:text-line-through-type="none" style:text-position="0% 100%" fo:font-style="normal" style:text-underline-style="none" fo:font-weight="normal"/>
    </style:style>
    <style:style style:name="P80" style:family="paragraph" style:parent-style-name="Text_20_body">
      <style:text-properties fo:font-variant="normal" fo:text-transform="none" style:text-line-through-style="none" style:text-line-through-type="none" style:text-position="0% 100%" fo:font-style="normal" style:text-underline-style="none" fo:font-weight="bold"/>
    </style:style>
    <style:style style:name="P81" style:family="paragraph" style:parent-style-name="Text_20_body">
      <style:text-properties officeooo:paragraph-rsid="0339ebde"/>
    </style:style>
    <style:style style:name="P82" style:family="paragraph" style:parent-style-name="Text_20_body">
      <style:paragraph-properties fo:text-align="justify" style:justify-single-word="false"/>
      <style:text-properties officeooo:rsid="023a04f5" officeooo:paragraph-rsid="023a04f5"/>
    </style:style>
    <style:style style:name="P83" style:family="paragraph" style:parent-style-name="Heading_20_1">
      <style:paragraph-properties fo:break-before="page"/>
    </style:style>
    <style:style style:name="P84" style:family="paragraph" style:parent-style-name="Heading_20_2">
      <style:text-properties officeooo:rsid="009e4c29" officeooo:paragraph-rsid="009e4c29"/>
    </style:style>
    <style:style style:name="P85" style:family="paragraph" style:parent-style-name="Heading_20_2">
      <style:text-properties officeooo:rsid="00a8901a" officeooo:paragraph-rsid="00a8901a"/>
    </style:style>
    <style:style style:name="P86" style:family="paragraph" style:parent-style-name="Heading_20_2">
      <style:text-properties officeooo:rsid="0029af03" officeooo:paragraph-rsid="0029af03"/>
    </style:style>
    <style:style style:name="P87" style:family="paragraph" style:parent-style-name="Heading_20_2">
      <style:paragraph-properties fo:break-before="page"/>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text:display="true"/>
    </style:style>
    <style:style style:name="T6" style:family="text">
      <style:text-properties officeooo:rsid="001ce775"/>
    </style:style>
    <style:style style:name="T7" style:family="text">
      <style:text-properties style:text-position="super 58%"/>
    </style:style>
    <style:style style:name="T8" style:family="text">
      <style:text-properties style:text-position="sub 58%"/>
    </style:style>
    <style:style style:name="T9" style:family="text">
      <style:text-properties style:text-position="sub 58%" officeooo:rsid="006c3167" style:font-size-complex="14pt"/>
    </style:style>
    <style:style style:name="T10" style:family="text">
      <style:text-properties officeooo:rsid="01e89b3b"/>
    </style:style>
    <style:style style:name="T11" style:family="text">
      <style:text-properties officeooo:rsid="02162c7b"/>
    </style:style>
    <style:style style:name="T12" style:family="text">
      <style:text-properties officeooo:rsid="0256af45"/>
    </style:style>
    <style:style style:name="T13" style:family="text">
      <style:text-properties officeooo:rsid="0256cd33"/>
    </style:style>
    <style:style style:name="T14" style:family="text">
      <style:text-properties officeooo:rsid="0223bf2c"/>
    </style:style>
    <style:style style:name="T15" style:family="text">
      <style:text-properties officeooo:rsid="022738bb"/>
    </style:style>
    <style:style style:name="T16" style:family="text">
      <style:text-properties officeooo:rsid="02f77a91"/>
    </style:style>
    <style:style style:name="T17" style:family="text">
      <style:text-properties officeooo:rsid="023db81f"/>
    </style:style>
    <style:style style:name="T18" style:family="text">
      <style:text-properties officeooo:rsid="02f5b9f3"/>
    </style:style>
    <style:style style:name="T19" style:family="text">
      <style:text-properties officeooo:rsid="024a6b7c"/>
    </style:style>
    <style:style style:name="T20" style:family="text">
      <style:text-properties officeooo:rsid="024b8df8"/>
    </style:style>
    <style:style style:name="T21" style:family="text">
      <style:text-properties officeooo:rsid="02420d95"/>
    </style:style>
    <style:style style:name="T22" style:family="text">
      <style:text-properties officeooo:rsid="0243ce58"/>
    </style:style>
    <style:style style:name="T23" style:family="text">
      <style:text-properties officeooo:rsid="024d743f"/>
    </style:style>
    <style:style style:name="T24" style:family="text">
      <style:text-properties officeooo:rsid="002e3e79"/>
    </style:style>
    <style:style style:name="T25" style:family="text">
      <style:text-properties officeooo:rsid="002fc401"/>
    </style:style>
    <style:style style:name="T26" style:family="text">
      <style:text-properties officeooo:rsid="00356d05"/>
    </style:style>
    <style:style style:name="T27" style:family="text">
      <style:text-properties officeooo:rsid="003959b9"/>
    </style:style>
    <style:style style:name="T28" style:family="text">
      <style:text-properties officeooo:rsid="003a595e"/>
    </style:style>
    <style:style style:name="T29" style:family="text">
      <style:text-properties officeooo:rsid="003e3e7e"/>
    </style:style>
    <style:style style:name="T30" style:family="text">
      <style:text-properties officeooo:rsid="003efc86"/>
    </style:style>
    <style:style style:name="T31" style:family="text">
      <style:text-properties officeooo:rsid="004756d3"/>
    </style:style>
    <style:style style:name="T32" style:family="text">
      <style:text-properties officeooo:rsid="004d12aa"/>
    </style:style>
    <style:style style:name="T33" style:family="text">
      <style:text-properties officeooo:rsid="004ea5df"/>
    </style:style>
    <style:style style:name="T34" style:family="text">
      <style:text-properties officeooo:rsid="0252387d"/>
    </style:style>
    <style:style style:name="T35" style:family="text">
      <style:text-properties officeooo:rsid="01de8bc7"/>
    </style:style>
    <style:style style:name="T36" style:family="text">
      <style:text-properties officeooo:rsid="01d48bda"/>
    </style:style>
    <style:style style:name="T37" style:family="text">
      <style:text-properties officeooo:rsid="0252f27a"/>
    </style:style>
    <style:style style:name="T38" style:family="text">
      <style:text-properties officeooo:rsid="01f8ade2"/>
    </style:style>
    <style:style style:name="T39" style:family="text">
      <style:text-properties officeooo:rsid="01f5042b"/>
    </style:style>
    <style:style style:name="T40" style:family="text">
      <style:text-properties officeooo:rsid="01f6e63c"/>
    </style:style>
    <style:style style:name="T41" style:family="text">
      <style:text-properties officeooo:rsid="02d3dbd4"/>
    </style:style>
    <style:style style:name="T42" style:family="text">
      <style:text-properties officeooo:rsid="0252f696"/>
    </style:style>
    <style:style style:name="T43" style:family="text">
      <style:text-properties officeooo:rsid="00614ed4"/>
    </style:style>
    <style:style style:name="T44" style:family="text">
      <style:text-properties officeooo:rsid="006a5fcb"/>
    </style:style>
    <style:style style:name="T45" style:family="text">
      <style:text-properties officeooo:rsid="006c3167" style:font-size-complex="14pt"/>
    </style:style>
    <style:style style:name="T46" style:family="text">
      <style:text-properties fo:font-style="italic"/>
    </style:style>
    <style:style style:name="T47" style:family="text">
      <style:text-properties fo:font-style="italic" officeooo:rsid="006c3167" style:font-style-asian="italic" style:font-size-complex="14pt" style:font-style-complex="italic"/>
    </style:style>
    <style:style style:name="T48" style:family="text">
      <style:text-properties fo:font-style="italic" fo:font-weight="normal"/>
    </style:style>
    <style:style style:name="T49" style:family="text">
      <style:text-properties fo:language="zxx" fo:country="none"/>
    </style:style>
    <style:style style:name="T50" style:family="text">
      <style:text-properties fo:language="zxx" fo:country="none" officeooo:rsid="006a5fcb"/>
    </style:style>
    <style:style style:name="T51" style:family="text">
      <style:text-properties fo:language="zxx" fo:country="none" officeooo:rsid="003efc86"/>
    </style:style>
    <style:style style:name="T52" style:family="text">
      <style:text-properties fo:language="zxx" fo:country="none" officeooo:rsid="01e89b3b"/>
    </style:style>
    <style:style style:name="T53" style:family="text">
      <style:text-properties fo:language="zxx" fo:country="none" officeooo:rsid="0223bf2c"/>
    </style:style>
    <style:style style:name="T54" style:family="text">
      <style:text-properties fo:language="zxx" fo:country="none" fo:font-style="normal" officeooo:rsid="006c3167" style:font-style-asian="normal" style:font-size-complex="14pt" style:font-style-complex="normal"/>
    </style:style>
    <style:style style:name="T55" style:family="text">
      <style:text-properties fo:language="zxx" fo:country="none" officeooo:rsid="008e4613"/>
    </style:style>
    <style:style style:name="T56" style:family="text">
      <style:text-properties fo:language="zxx" fo:country="none" officeooo:rsid="008e66ef"/>
    </style:style>
    <style:style style:name="T57" style:family="text">
      <style:text-properties fo:language="zxx" fo:country="none" officeooo:rsid="00904c8e"/>
    </style:style>
    <style:style style:name="T58" style:family="text">
      <style:text-properties fo:language="zxx" fo:country="none" officeooo:rsid="00923c2d"/>
    </style:style>
    <style:style style:name="T59" style:family="text">
      <style:text-properties fo:language="zxx" fo:country="none" officeooo:rsid="009499a6"/>
    </style:style>
    <style:style style:name="T60" style:family="text">
      <style:text-properties fo:language="zxx" fo:country="none" officeooo:rsid="004756d3"/>
    </style:style>
    <style:style style:name="T61" style:family="text">
      <style:text-properties fo:language="zxx" fo:country="none" officeooo:rsid="00a36c01"/>
    </style:style>
    <style:style style:name="T62" style:family="text">
      <style:text-properties fo:font-weight="normal"/>
    </style:style>
    <style:style style:name="T63" style:family="text">
      <style:text-properties fo:font-weight="bold"/>
    </style:style>
    <style:style style:name="T64" style:family="text">
      <style:text-properties officeooo:rsid="007d9e2c"/>
    </style:style>
    <style:style style:name="T65" style:family="text">
      <style:text-properties officeooo:rsid="00846b21"/>
    </style:style>
    <style:style style:name="T66" style:family="text">
      <style:text-properties fo:font-style="normal" style:font-style-asian="normal" style:font-style-complex="normal"/>
    </style:style>
    <style:style style:name="T67" style:family="text">
      <style:text-properties fo:font-style="normal" officeooo:rsid="006f1291" style:font-style-asian="normal" style:font-style-complex="normal"/>
    </style:style>
    <style:style style:name="T68" style:family="text">
      <style:text-properties fo:font-style="normal" officeooo:rsid="00859e31" style:font-style-asian="normal" style:font-style-complex="normal"/>
    </style:style>
    <style:style style:name="T69" style:family="text">
      <style:text-properties fo:font-style="normal" officeooo:rsid="00923c2d" style:font-style-asian="normal" style:font-style-complex="normal"/>
    </style:style>
    <style:style style:name="T70" style:family="text">
      <style:text-properties fo:font-style="normal" officeooo:rsid="00955070" style:font-style-asian="normal" style:font-style-complex="normal"/>
    </style:style>
    <style:style style:name="T71" style:family="text">
      <style:text-properties fo:font-style="normal" officeooo:rsid="00a46e41" style:font-style-asian="normal" style:font-style-complex="normal"/>
    </style:style>
    <style:style style:name="T72" style:family="text">
      <style:text-properties fo:font-style="normal" officeooo:rsid="00a61345" style:font-style-asian="normal" style:font-style-complex="normal"/>
    </style:style>
    <style:style style:name="T73" style:family="text">
      <style:text-properties fo:font-style="normal" officeooo:rsid="00a6b0b4" style:font-style-asian="normal" style:font-style-complex="normal"/>
    </style:style>
    <style:style style:name="T74" style:family="text">
      <style:text-properties fo:font-style="normal" officeooo:rsid="00a13d50" style:font-style-asian="normal" style:font-style-complex="normal"/>
    </style:style>
    <style:style style:name="T75" style:family="text">
      <style:text-properties fo:font-style="normal" officeooo:rsid="006c3167" style:font-style-asian="normal" style:font-size-complex="14pt" style:font-style-complex="normal"/>
    </style:style>
    <style:style style:name="T76" style:family="text">
      <style:text-properties fo:font-style="normal" fo:font-weight="bold" style:font-style-asian="normal" style:font-weight-asian="bold" style:font-style-complex="normal" style:font-weight-complex="bold"/>
    </style:style>
    <style:style style:name="T77" style:family="text">
      <style:text-properties fo:font-style="normal" fo:font-weight="normal" style:font-style-asian="normal" style:font-weight-asian="normal" style:font-style-complex="normal" style:font-weight-complex="normal"/>
    </style:style>
    <style:style style:name="T78" style:family="text">
      <style:text-properties fo:font-style="normal" fo:font-weight="normal" officeooo:rsid="00a6b0b4" style:font-style-asian="normal" style:font-weight-asian="normal" style:font-style-complex="normal" style:font-weight-complex="normal"/>
    </style:style>
    <style:style style:name="T79" style:family="text">
      <style:text-properties officeooo:rsid="0089f089"/>
    </style:style>
    <style:style style:name="T80" style:family="text">
      <style:text-properties officeooo:rsid="008e4613"/>
    </style:style>
    <style:style style:name="T81" style:family="text">
      <style:text-properties fo:font-size="8pt" style:font-size-asian="14pt"/>
    </style:style>
    <style:style style:name="T82" style:family="text">
      <style:text-properties officeooo:rsid="009c9818"/>
    </style:style>
    <style:style style:name="T83" style:family="text">
      <style:text-properties officeooo:rsid="00a13d50"/>
    </style:style>
    <style:style style:name="T84" style:family="text">
      <style:text-properties officeooo:rsid="0216b28a"/>
    </style:style>
    <style:style style:name="T85" style:family="text">
      <style:text-properties officeooo:rsid="00a969da"/>
    </style:style>
    <style:style style:name="T86" style:family="text">
      <style:text-properties officeooo:rsid="00adf32d"/>
    </style:style>
    <style:style style:name="T87" style:family="text">
      <style:text-properties officeooo:rsid="00af189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1.6547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RƯỜNG THPT CHUYÊN LÊ QUÝ ĐÔN</text:p>
      <text:p text:style-name="P3">CUỘC THI KHOA HỌC KĨ THUẬT CHO HỌC SINH TRUNG HỌC</text:p>
      <text:p text:style-name="P2"><text:span text:style-name="T2">NĂM HỌC 201</text:span><text:span text:style-name="T1">6 </text:span><text:span text:style-name="T2">-</text:span><text:span text:style-name="T1"> </text:span><text:bookmark text:name="_GoBack"/><text:span text:style-name="T2">201</text:span><text:span text:style-name="T1">7</text:span></text:p>
      <text:p text:style-name="P3"/>
      <text:p text:style-name="P3"/>
      <text:p text:style-name="P3"/>
      <text:p text:style-name="P3"/>
      <text:p text:style-name="P4">THIẾT KẾ HỆ THỐNG THEO DÕI VÀ CẢNH BÁO CHẤT LUỢNG KHÔNG KHÍ</text:p>
      <text:p text:style-name="P3"/>
      <text:p text:style-name="P3"/>
      <text:p text:style-name="P3"/>
      <text:p text:style-name="P3"/>
      <text:p text:style-name="P3"/>
      <text:p text:style-name="P3"/>
      <text:p text:style-name="P9">Lĩnh vực dự thi</text:p>
      <text:p text:style-name="P5">Khoa học kỹ thuậ<text:span text:style-name="T6">t</text:span></text:p>
      <text:p text:style-name="P3"/>
      <text:p text:style-name="P9">Tác giả</text:p>
      <text:p text:style-name="P6">Hồ Tuấn Kiệt</text:p>
      <text:p text:style-name="P2"><text:span text:style-name="T3">Lớp </text:span><text:span text:style-name="T4">11A5</text:span><text:span text:style-name="T3">, Trường THPT chuyên Lê Quý Đôn, thành phố Đà Nẵng</text:span></text:p>
      <text:p text:style-name="P7"/>
      <text:p text:style-name="P7"/>
      <text:h text:style-name="P12" text:outline-level="1">MỤC LỤC</text:h>
      <text:p text:style-name="TOC_20_Heading"/>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Toc465412548" text:style-name="Index_20_Link" text:visited-style-name="Index_20_Link">LỜI CẢM ƠN</text:a><text:a xlink:type="simple" xlink:href="#_Toc465412548" text:style-name="Index_20_Link" text:visited-style-name="Index_20_Link"><text:span text:style-name="T5"><text:tab/>3</text:span></text:a></text:p>
          <text:p text:style-name="P13"><text:a xlink:type="simple" xlink:href="#_Toc465412549" text:style-name="Index_20_Link" text:visited-style-name="Index_20_Link">TÓM TẮT NỘI DUNG DỰ ÁN</text:a><text:a xlink:type="simple" xlink:href="#_Toc465412549" text:style-name="Index_20_Link" text:visited-style-name="Index_20_Link"><text:span text:style-name="T5"><text:tab/>4</text:span></text:a></text:p>
          <text:p text:style-name="P13"><text:a xlink:type="simple" xlink:href="#_Toc465412550" text:style-name="Index_20_Link" text:visited-style-name="Index_20_Link">GIỚI THIỆU VÀ TỔNG QUAN VỀ VẤN ĐỀ NGHIÊN CỨU</text:a><text:a xlink:type="simple" xlink:href="#_Toc465412550" text:style-name="Index_20_Link" text:visited-style-name="Index_20_Link"><text:span text:style-name="T5"><text:tab/>5</text:span></text:a></text:p>
          <text:p text:style-name="P13"><text:a xlink:type="simple" xlink:href="#_Toc465412551" text:style-name="Index_20_Link" text:visited-style-name="Index_20_Link">GIẢ THUYẾT KHOA HỌC VÀ PHÁT BIỂU MỤC ĐÍCH NGHIÊN CỨU</text:a><text:a xlink:type="simple" xlink:href="#_Toc465412551" text:style-name="Index_20_Link" text:visited-style-name="Index_20_Link"><text:span text:style-name="T5"><text:tab/>5</text:span></text:a></text:p>
          <text:p text:style-name="P13"><text:a xlink:type="simple" xlink:href="#_Toc465412552" text:style-name="Index_20_Link" text:visited-style-name="Index_20_Link">PHƯƠNG PHÁP NGHIÊN CỨU</text:a><text:a xlink:type="simple" xlink:href="#_Toc465412552" text:style-name="Index_20_Link" text:visited-style-name="Index_20_Link"><text:span text:style-name="T5"><text:tab/>6</text:span></text:a></text:p>
          <text:p text:style-name="P13"><text:a xlink:type="simple" xlink:href="#_Toc465412553" text:style-name="Index_20_Link" text:visited-style-name="Index_20_Link">SỐ LIỆU/ KẾT QUẢ NGHIÊN CỨU</text:a><text:a xlink:type="simple" xlink:href="#_Toc465412553" text:style-name="Index_20_Link" text:visited-style-name="Index_20_Link"><text:span text:style-name="T5"><text:tab/>7</text:span></text:a></text:p>
          <text:p text:style-name="P13"><text:a xlink:type="simple" xlink:href="#_Toc465412554" text:style-name="Index_20_Link" text:visited-style-name="Index_20_Link">PHÂN TÍCH SỐ LIỆU/ KẾT QUẢ VÀ THẢO LUẬN</text:a><text:a xlink:type="simple" xlink:href="#_Toc465412554" text:style-name="Index_20_Link" text:visited-style-name="Index_20_Link"><text:span text:style-name="T5"><text:tab/>8</text:span></text:a></text:p>
          <text:p text:style-name="P13"><text:a xlink:type="simple" xlink:href="#_Toc465412555" text:style-name="Index_20_Link" text:visited-style-name="Index_20_Link">KẾT LUẬN</text:a><text:a xlink:type="simple" xlink:href="#_Toc465412555" text:style-name="Index_20_Link" text:visited-style-name="Index_20_Link"><text:span text:style-name="T5"><text:tab/>9</text:span></text:a></text:p>
          <text:p text:style-name="P13"><text:a xlink:type="simple" xlink:href="#_Toc465412556" text:style-name="Index_20_Link" text:visited-style-name="Index_20_Link">TÀI LIỆU THAM KHẢO</text:a><text:a xlink:type="simple" xlink:href="#_Toc465412556" text:style-name="Index_20_Link" text:visited-style-name="Index_20_Link"><text:span text:style-name="T5"><text:tab/>10</text:span></text:a></text:p>
          <text:p text:style-name="Standard"/>
        </text:index-body>
      </text:table-of-content>
      <text:p text:style-name="P7"/>
      <text:h text:style-name="P12" text:outline-level="1"><text:bookmark-start text:name="_Toc465412548"/>LỜI CẢM ƠN<text:bookmark-end text:name="_Toc465412548"/></text:h>
      <text:p text:style-name="P35">Tôi xin chân thành cảm ơn trường THPT Chuyên Lê Quý Đôn đã tạo mọi điều kiện có thể để tôi có thể được thực hiện nghiên cứu này.</text:p>
      <text:p text:style-name="P35"/>
      <text:h text:style-name="P12" text:outline-level="1"><text:bookmark-start text:name="_Toc465412549"/>TÓM TẮT NỘI DUNG DỰ ÁN<text:bookmark-end text:name="_Toc465412549"/></text:h>
      <text:p text:style-name="P28">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24"><text:span text:style-name="T24">Nhận thấy được điều đó, tôi đã thực hiện nghiên cứu</text:span> một hệ thống có khả năng nhận biết mức độ ô nhiễm của không khí và từ đó có thể tự động đưa ra thông báo khi cần thiết.</text:p>
      <text:p text:style-name="P25">Để đạt được các mục tiêu ở trên, hệ thống bao gồm các thành phần như sau:</text:p>
      <text:list xml:id="list1211797485852765859" text:style-name="L1">
        <text:list-item>
          <text:p text:style-name="P39">Một thiết bị được <text:span text:style-name="T24">trang bị một số cảm biến về các loại khí trong không khí, có khả năng đo được nồng độ các loại khí trên.</text:span></text:p>
        </text:list-item>
        <text:list-item>
          <text:p text:style-name="P42">Một <text:span text:style-name="T83">phần mềm máy chủ</text:span> lưu trữ dữ liệu được truyền lên bởi các thiết bị quan trắc. Ngoài việc này máy chủ này còn có khả năng hiển thị thông tin dưới dạng trang web và đưa ra thông báo dưới dạng email và tin nhắn SMS khi cần thiết</text:p>
        </text:list-item>
      </text:list>
      <text:p text:style-name="P24">Đóng góp mới của dự án này là <text:span text:style-name="T24">một hệ thống theo dõi chất lượng không khí có giá thành rẻ, có thời gian triển khai ngắn và khả năng mở rộng nhanh chóng từ quy mô nhỏ cho tới quy mô lớn.</text:span></text:p>
      <text:h text:style-name="P12" text:outline-level="1"><text:bookmark-start text:name="_Toc465412550"/>GIỚI THIỆU VÀ TỔNG QUAN VỀ VẤN ĐỀ NGHIÊN CỨU<text:bookmark-end text:name="_Toc465412550"/></text:h>
      <text:p text:style-name="P47">Một trong những vấn đề đang được các nước quan tâm hiện nay chính là tình trạng ô nhiễm không khí trầm trọng đang xảy ra ở nhiều khu vực trên thế giới, <text:span text:style-name="T25">ví dụ như ở Trung Quốc.</text:span></text:p>
      <text:p text:style-name="P50"><draw:frame draw:style-name="fr1" draw:name="Image2" text:anchor-type="paragraph" svg:width="6.2992in" svg:height="2.3354in" draw:z-index="2"><draw:image xlink:href="Pictures/100000000000041C0000018608225E957A8FACF8.png" xlink:type="simple" xlink:show="embed" xlink:actuate="onLoad"/></draw:frame>Tổng quát tình trạng không khí ở Bắc Kinh (Trung Quốc)<text:line-break/>năm 2015 dựa trên PM2.5 AQI<text:line-break/><text:span text:style-name="T81">(nguồn: </text:span><text:a xlink:type="simple" xlink:href="http://www.young-0.com/airquality/year.php" text:style-name="Internet_20_link" text:visited-style-name="Visited_20_Internet_20_Link"><text:span text:style-name="T81">http://www.young-0.com/airquality/year.php</text:span></text:a><text:span text:style-name="T81">)</text:span></text:p>
      <text:p text:style-name="P14">Theo <text:reference-mark-start text:name="JR_cite_1_Kampa_2008"/><text:span text:style-name="T49">[Kampa &amp; Castanas 2008]</text:span><text:reference-mark-end text:name="JR_cite_1_Kampa_2008"/><text:span text:style-name="T43">, các nhân tố có hại đối với sức khỏe con người trong không khí bao gồm:</text:span></text:p>
      <text:list xml:id="list5930009477767893257" text:style-name="L2">
        <text:list-item>
          <text:p text:style-name="P44">Chất ô nhiễm dạng ga (SO<text:span text:style-name="T8">x</text:span>, NO<text:span text:style-name="T8">x</text:span>, CO, O<text:span text:style-name="T8">3</text:span>, …)</text:p>
        </text:list-item>
        <text:list-item>
          <text:p text:style-name="P44">Các phần tử bụi <text:span text:style-name="T79">(PM 10, PM2.5, ...)</text:span></text:p>
        </text:list-item>
        <text:list-item>
          <text:p text:style-name="P45">Kim loại nặng</text:p>
        </text:list-item>
        <text:list-item>
          <text:p text:style-name="P48">Các chất ô nhiễm hữu cơ bền vững (dioxin, ...)</text:p>
        </text:list-item>
      </text:list>
      <text:p text:style-name="P15">Trong các nhân tố kể trên, <text:span text:style-name="T79">những chất ô nhiễm dạng ga</text:span> và <text:span text:style-name="T79">phần tử bụi</text:span> là những nhân tố được đề cập nhiều nhất khi nói tới ô nhiễm không khí, vì những nhân tố này được tạo ra từ nhũng hoạt động thường gặp nhất ở con người, như hoạt động sản xuất công nghiệp, hoặc hoạt động sử dụng các phương tiện đốt nhiên liệu hóa thạch.</text:p>
      <text:p text:style-name="P15">Đã có rất nhiều nghiên cứu được tiến hành để đánh giá ảnh hưởng của các nhân tố này đối với sức khỏe con người. Ví dụ như:</text:p>
      <text:list xml:id="list2274730241434307665" text:style-name="L3">
        <text:list-item>
          <text:p text:style-name="P46">Việc hít thở khí SO<text:span text:style-name="T8">2</text:span> ở <text:span text:style-name="T44">nồng độ từ 0.5 tới 1.0 ppm trong thời gian ngắn (&lt;3 phút) có thể gây co thắt phế quản </text:span><text:reference-mark-start text:name="JR_cite_1_Balmes_1987"/><text:span text:style-name="T50">[Balmes,Fine &amp; Sheppard 1987]</text:span><text:reference-mark-end text:name="JR_cite_1_Balmes_1987"/><text:span text:style-name="T44"> </text:span></text:p>
        </text:list-item>
        <text:list-item>
          <text:p text:style-name="P49"><text:span text:style-name="T45">Nồng độ tăng dần lượng NO</text:span><text:span text:style-name="T9">X</text:span><text:span text:style-name="T45"> trong máu có liên quan tới việc gia tăng số lần nhập viện do hen suyễn</text:span><text:span text:style-name="T47"> </text:span><text:reference-mark-start text:name="JR_cite_1_Bernstein_2004"/><text:span text:style-name="T54">[Bernstein et al. 2004]</text:span><text:reference-mark-end text:name="JR_cite_1_Bernstein_2004"/><text:span text:style-name="T75"> </text:span></text:p>
        </text:list-item>
        <text:list-item>
          <text:p text:style-name="P73"><text:soft-page-break/>Khi khí CO đi vào máu, nó thế chỗ của oxy trong các huyết sắc tố (hemoglobin). Hemoglobin là phần tử vận chuyển oxy khắp cơ thể, do vậy việc này làm <text:span text:style-name="T80">cạn nguồn oxy cần thiết tới ti thể, dẫn tới việc thiếu năng lượng cung cấp cho cơ tim </text:span><text:reference-mark-start text:name="JR_cite_1_Prockop_2007"/><text:span text:style-name="T55">[Prockop &amp; Chichkova 2007]</text:span><text:reference-mark-end text:name="JR_cite_1_Prockop_2007"/><text:span text:style-name="T55">. </text:span><text:reference-mark-start text:name="JR_cite_2_henz2005prospective"/><text:span text:style-name="T55">Henz </text:span><text:span text:style-name="T61">và </text:span><text:span text:style-name="T55"><text:s/>Maeder [2005]</text:span><text:reference-mark-end text:name="JR_cite_2_henz2005prospective"/><text:span text:style-name="T55"> </text:span><text:span text:style-name="T56"><text:s/></text:span><text:span text:style-name="T57">đã </text:span><text:span text:style-name="T59">tiến hành </text:span><text:span text:style-name="T58">nghiên cứu một trường hợp 38 người lính Thụy Sĩ vô tình bị ngộ độc khí CO, và chỉ ra rằng 2 tuần sau vụ tai nạn, có 34% trong số họ mắc các triệu chứng đau ngực.</text:span></text:p>
        </text:list-item>
      </text:list>
      <text:p text:style-name="P72"><text:span text:style-name="T67">Với những lý do kể trên, </text:span><text:span text:style-name="T68">việc thiết lập một hệ thống theo dõi </text:span><text:span text:style-name="T69">chất lượng không khí được đặc biệt quan tâm không những bởi xxx mà còn bởi những người dân sống trong những môi trường ô nhiễm.</text:span></text:p>
      <text:p text:style-name="P74"><text:span text:style-name="T69">Đó là </text:span><text:span text:style-name="T70">lý do của nghiên cứu này: một hệ thống có khả năng nhận biết mức độ ô nhiễm của không khí và từ đó có thể tự động đưa ra thông báo </text:span><text:span text:style-name="T71">cho người dùng </text:span><text:span text:style-name="T70">khi cần thiết.</text:span><text:span text:style-name="T73"> Sau một thời gian nghiên cứu, chúng tôi quyết định chọn mô hình máy chủ-trạm quan trắc cho hệ thống này:</text:span></text:p>
      <text:list xml:id="list2827708265316" text:continue-list="list1211797485852765859" text:style-name="L1">
        <text:list-item>
          <text:p text:style-name="P40">Một thiết bị được <text:span text:style-name="T24">trang bị một số cảm biến về các loại khí trong không khí, có khả năng đo được nồng độ các loại khí trên.</text:span></text:p>
        </text:list-item>
        <text:list-item>
          <text:p text:style-name="P43"><text:span text:style-name="T73">Một </text:span><text:span text:style-name="T74">phần mềm máy chủ</text:span><text:span text:style-name="T73"> lưu trữ dữ liệu được truyền lên bởi các thiết bị quan trắc. Ngoài việc này máy chủ này còn có khả năng hiển thị thông tin dưới dạng trang web và đưa ra thông báo dưới dạng email và tin nhắn SMS khi cần thiết</text:span></text:p>
        </text:list-item>
      </text:list>
      <text:p text:style-name="P75"><text:span text:style-name="T70">Tất </text:span><text:span text:style-name="T66">nhiên đây không phải là </text:span><text:span text:style-name="T72">nghiên cứu</text:span><text:span text:style-name="T66"> đầu tiên về vấn đề này mà đã có nhiều </text:span><text:span text:style-name="T72">nghiên cứu được thực hiện về đề tài này:</text:span></text:p>
      <text:list xml:id="list204690952196475784" text:style-name="L15">
        <text:list-item>
          <text:p text:style-name="P76"><text:span text:style-name="T66">Air Quality Egg (</text:span><text:a xlink:type="simple" xlink:href="http://airqualityegg.com/" text:style-name="Internet_20_link" text:visited-style-name="Visited_20_Internet_20_Link"><text:span text:style-name="T66">http://airqualityegg.com/</text:span></text:a><text:span text:style-name="T66">)</text:span></text:p>
        </text:list-item>
        <text:list-item>
          <text:p text:style-name="P77"><text:span text:style-name="T66">Smart Citizen Kit (</text:span><text:a xlink:type="simple" xlink:href="https://smartcitizen.me/" text:style-name="Internet_20_link" text:visited-style-name="Visited_20_Internet_20_Link"><text:span text:style-name="T66">https://smartcitizen.me/</text:span></text:a><text:span text:style-name="T66">)</text:span></text:p>
        </text:list-item>
      </text:list>
      <text:p text:style-name="P78"><text:span text:style-name="T66">Cả hai dự án này đều có mục tiêu là một hệ thống theo dõi mức độ ô nhiễm của không khí trên diện rộng và đều có khả năng đăng tải thông tin lên </text:span><text:span text:style-name="T72">một máy chủ để hiển thị dưới dạng trang web</text:span><text:span text:style-name="T66">. Tuy nhiên, một điểm thiếu sót có thể thấy ở những dự án này là việc chưa có khả năng </text:span><text:span text:style-name="T76">tự động đưa ra thông báo tới người dùng</text:span><text:span text:style-name="T77">, nghĩa là chỉ mới dừng ở việc đo đạc được số liệu</text:span><text:span text:style-name="T78"> và hiển thị chúng</text:span><text:span text:style-name="T77">. Do vậy </text:span><text:span text:style-name="T78">nghiên cứu này được đề ra</text:span><text:span text:style-name="T77"> nhằm khắc phục được điểm yếu được nêu ra ở trên, bằng cách </text:span><text:span text:style-name="T78">thêm tính năng thông báo tới người dùng vào phần mềm máy chủ.</text:span></text:p>
      <text:h text:style-name="Heading_20_1" text:outline-level="1"><text:bookmark-start text:name="_Toc465412551"/><text:soft-page-break/>GIẢ THUYẾT KHOA HỌC VÀ PHÁT BIỂU MỤC ĐÍCH NGHIÊN CỨ<text:bookmark-end text:name="_Toc465412551"/>U</text:h>
      <text:h text:style-name="P85" text:outline-level="2">Mục tiêu nghiên cứu</text:h>
      <text:p text:style-name="P37">Hệ thống mà nghiên cứu này thực hiện sẽ phải đạt được nhũng yêu cầu và mục tiêu sau đây:</text:p>
      <text:p text:style-name="P37"/>
      <text:p text:style-name="P16"><draw:frame draw:style-name="fr1" draw:name="Image1" text:anchor-type="paragraph" svg:width="6.2992in" svg:height="3.0827in" draw:z-index="1"><draw:image xlink:href="Pictures/1000020100000F57000007828893ABE09E2C2EE9.png" xlink:type="simple" xlink:show="embed" xlink:actuate="onLoad"/></draw:frame></text:p>
      <text:p text:style-name="P16"/>
      <text:p text:style-name="P16">Nghiên cứu được chia làm hai phần: thiết kế thiết bị quan trắc và thiết kế trang web người dùng.</text:p>
      <text:p text:style-name="P16">Về thiết bị quan trắc:</text:p>
      <text:list xml:id="list6127060262968265682" text:style-name="L4">
        <text:list-item>
          <text:p text:style-name="P51">Mạch điều khiển chính là mạch Arduino Nano sẽ sử dụng các cảm biến đầu vào để xác định nồng độ các chất trong không khí</text:p>
        </text:list-item>
        <text:list-item>
          <text:p text:style-name="P51">Nồng độ đo được sẽ được thông báo trên màn hình LCD, đồng thời được gửi lên máy chủ nếu có kết nối</text:p>
        </text:list-item>
        <text:list-item>
          <text:p text:style-name="P51">Nếu nồng độ vượt quá mức cho phép thì thiết bị sẽ đổi màu của đèn LED và phát loa như là một phương thức cảnh báo.</text:p>
        </text:list-item>
      </text:list>
      <text:p text:style-name="P16">Về trang web:</text:p>
      <text:list xml:id="list1655272596154417437" text:style-name="L5">
        <text:list-item>
          <text:p text:style-name="P41"><text:soft-page-break/>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31"/>
        </text:list-item>
      </text:list>
      <text:h text:style-name="P12" text:outline-level="1"><text:bookmark-start text:name="_Toc465412552"/>PHƯƠNG PHÁP NGHIÊN CỨU<text:bookmark-end text:name="_Toc465412552"/> </text:h>
      <text:h text:style-name="P86" text:outline-level="2">Thiết bị quan trắc</text:h>
      <text:p text:style-name="P38"><draw:frame draw:style-name="fr3" draw:name="Image3" text:anchor-type="paragraph" svg:width="4.5335in" svg:height="5.5008in" draw:z-index="3"><draw:image xlink:href="Pictures/10000201000004C8000005CD4549F58335FE6629.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hiết bị quan trắc được điều khiển bởi hai module chính:</text:p>
      <text:list xml:id="list2213599847914070338" text:style-name="L6">
        <text:list-item>
          <text:p text:style-name="P52">Mạch Arduino Nano <text:span text:style-name="T11">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54">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55">Vì mạch ESP-12 <text:span text:style-name="T12">hoạt động ở hiệu điện thế</text:span> 3.3v trong khi mạch Arduino Nano lại hoạt động ở hiệu điện thế 5v nên tín hiệu của mạch Arduino Nano bắt buộc phải đi qua IC 74HC245 để giảm <text:span text:style-name="T13">hiệu điện thế</text:span> tín hiệu từ 5v xuống 3.3v. <text:span text:style-name="T64">(theo sơ đồ bên dưới)</text:span></text:p>
        </text:list-item>
      </text:list>
      <text:p text:style-name="P17"><draw:frame draw:style-name="fr2" draw:name="Image9" text:anchor-type="paragraph" svg:width="2.0516in" svg:height="2.0173in" draw:z-index="0"><draw:image xlink:href="Pictures/10000201000002D9000002CDBE133C07D4BA8EAF.png" xlink:type="simple" xlink:show="embed" xlink:actuate="onLoad"/></draw:frame><text:soft-page-break/></text:p>
      <text:p text:style-name="P17"/>
      <text:p text:style-name="P17"/>
      <text:p text:style-name="P17"/>
      <text:p text:style-name="P17"/>
      <text:p text:style-name="P70"/>
      <text:p text:style-name="P70"><text:span text:style-name="T84">Các module cảm biến mà thiết bị sử dụng bao gồm:</text:span></text:p>
      <text:list xml:id="list3025219236549010521" text:style-name="L7">
        <text:list-item>
          <text:p text:style-name="P56">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49">[Henan Hanwei Electronics Co. Ltd. 2016]</text:span><text:reference-mark-end text:name="JR_cite_1_HW_MQ9"/></text:p>
        </text:list-item>
        <text:list-item>
          <text:p text:style-name="P57">Cảm biến Sharp GP2Y1<text:span text:style-name="T10">010AU0F cho việc cảm biến nồng độ bụi. Cảm biến có khả năng nhận dạng được nồng độ bụi nằm trong khoảng từ 0 tới 0.5ppm (một phần triệu) </text:span><text:reference-mark-start text:name="JR_cite_1_SHARP_Dust"/><text:span text:style-name="T52">[SHARP Corporation 2006]</text:span><text:reference-mark-end text:name="JR_cite_1_SHARP_Dust"/><text:span text:style-name="T10"> </text:span></text:p>
        </text:list-item>
        <text:list-item>
          <text:p text:style-name="P58">Cảm biến khí CO MQ-9 <text:span text:style-name="T14">với khả năng phát hiện nồng độ khí CO trong khoảng từ 20 tới 2000ppm (một phần triệu) </text:span><text:reference-mark-start text:name="JR_cite0_1_HW_MQ9"/><text:span text:style-name="T53">[Henan Hanwei Electronics Co. Ltd. 2016]</text:span><text:reference-mark-end text:name="JR_cite0_1_HW_MQ9"/><text:span text:style-name="T14"> </text:span></text:p>
        </text:list-item>
      </text:list>
      <text:p text:style-name="P18"><text:tab/>Để hiển thị trạng thái hoạt động của thiết bị và số liệu đo được, thiết bị sử dụng một màn hình LCD 20x4 kết hợp với một mạch LCD I<text:span text:style-name="T7">2</text:span>C, g<text:span text:style-name="T15">i</text:span>ảm số lượng chân kết nối từ LCD tới mạch Arduino Nano từ 16 chân xuống còn 4 chân (hai chân nguồn và hai chân cho giao thức I<text:span text:style-name="T7">2</text:span>C)</text:p>
      <text:p text:style-name="P23"><text:tab/>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theo sơ đồ bên dưới.</text:p>
      <text:h text:style-name="Heading_20_2" text:outline-level="2"><draw:frame draw:style-name="fr4" draw:name="Image10" text:anchor-type="paragraph" svg:x="1.0693in" svg:y="0.0728in" svg:width="4.1453in" svg:height="2.2154in" draw:z-index="4"><draw:image xlink:href="Pictures/10000201000006DB000002BB2E87782C7678D5E3.png" xlink:type="simple" xlink:show="embed" xlink:actuate="onLoad"/></draw:frame></text:h>
      <text:h text:style-name="P87" text:outline-level="2">Trang web</text:h>
      <text:h text:style-name="Heading_20_3" text:outline-level="3"><text:bookmark-start text:name="__RefHeading___Toc1889_673514855"/><text:span text:style-name="T32">P</text:span>hía máy chủ <text:span text:style-name="T32">(backend)</text:span><text:bookmark-end text:name="__RefHeading___Toc1889_673514855"/></text:h>
      <text:p text:style-name="P60"><text:tab/>Trang web được viết bằng ngôn ngữ Python <text:span text:style-name="T85">và sử dụng nền tảng Flask.</text:span></text:p>
      <text:p text:style-name="P19"><text:tab/>Về cơ sở dữ liệu, chúng tôi sử dụng hệ cơ sở dữ liệu MariaDB.</text:p>
      <text:p text:style-name="P19"><text:tab/>Để <text:span text:style-name="T85">thực hiện việc gửi tin nhắn và email thông báo, chúng tôi sử dụng Redis (một hệ cơ sở dữ liệu kiểu khóa-giá trị) làm hàng chờ. Mỗi yêu cầu gửi tin nhắn và email được coi là một công việc và được đẩy vào hàng chờ. Trên máy chủ sẽ có một tiến trình riêng biệt lấy từng công việc trong hàng chờ và thực hiện chúng.</text:span></text:p>
      <text:p text:style-name="P19"><text:tab/>Đối với việc gửi tin nhắn và email, chúng tôi sử dụng hai dịch vụ của Amazon là Amazon SES <text:span text:style-name="T18">(Simple Email Service) và Amazon SNS (Simple Notification Service). Hai dịch vụ này cho phép gửi email và tin nhắn thông qua việc gọi hàm API.</text:span></text:p>
      <text:p text:style-name="P19">Ngoài những thư viện trên thì trang web còn sử dụng thêm các thư viện:</text:p>
      <text:list xml:id="list3567895844024836845" text:style-name="L8">
        <text:list-item>
          <text:p text:style-name="P59">bcrypt: mã hoá mật khẩu sử dụng thuật toán Bcrypt.</text:p>
        </text:list-item>
        <text:list-item>
          <text:p text:style-name="P59">boto3: API giúp chương trình giao tiếp với Amazon SES và Amazon SNS.</text:p>
        </text:list-item>
        <text:list-item>
          <text:p text:style-name="P59">phonenumberslite: thư viện hỗ trợ việc kiểm tra một số điện thoại có đúng với chuẩn hay không.</text:p>
        </text:list-item>
      </text:list>
      <text:h text:style-name="Heading_20_3" text:outline-level="3"><text:bookmark-start text:name="__RefHeading___Toc1891_673514855"/><text:span text:style-name="T33">P</text:span>hía <text:span text:style-name="T86">giao diện </text:span>người dùng <text:span text:style-name="T33">(frontend)</text:span><text:bookmark-end text:name="__RefHeading___Toc1891_673514855"/></text:h>
      <text:p text:style-name="P82"><text:tab/>Giao diện người dùng được viết bằng ba ngôn ngữ khác nhau: HTML, CSS và JavaScript.</text:p>
      <text:p text:style-name="P20"><text:tab/>Chúng tôi sử dụng Bootstrap làm <text:span text:style-name="T17">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ục quan.</text:span></text:p>
      <text:p text:style-name="P21"><text:tab/>Nếu coi HTML và CSS là vẻ bề ngoài thì JavaScript là những <text:span text:style-name="T19">thứ</text:span> bên trong giúp một <text:span text:style-name="T20">trang</text:span> web hoạt động và phản ứng với các hành động của người dùng. JavaScript được sử dụng triệt để cho nhiều <text:span text:style-name="T21">công việc</text:span> khác nhau <text:span text:style-name="T22">như:</text:span></text:p>
      <text:list xml:id="list5231926718236934550" text:style-name="L9">
        <text:list-item>
          <text:p text:style-name="P62">Nạp, cập nhật dữ liệu và thay đổi dữ liệu trong trang web mà không cần phải khởi tạo lại trang (sử dụng JQuery)</text:p>
        </text:list-item>
      </text:list>
      <text:list xml:id="list510324423324202641" text:style-name="L10">
        <text:list-item>
          <text:p text:style-name="P63">Hiển thị bản đồ (sử dụng Google Maps JavaScript API)</text:p>
        </text:list-item>
        <text:list-item>
          <text:p text:style-name="P63"><text:soft-page-break/>Vẽ biểu đồ sử dụng <text:span text:style-name="T23">thư viện </text:span>Highstocks.</text:p>
        </text:list-item>
        <text:list-item>
          <text:p text:style-name="P64">Cập nhật dữ liệu theo thời gian thực sử dụng thư viện Sockets.IO.</text:p>
        </text:list-item>
        <text:list-item>
          <text:p text:style-name="P65">Một số thư viện khác:</text:p>
          <text:list>
            <text:list-item>
              <text:p text:style-name="P65">Gợi ý và nhập nhãn sử dụng bootstrap-tagsinput và typeahead.js</text:p>
            </text:list-item>
            <text:list-item>
              <text:p text:style-name="P65">Hiển thị thời gian sử dụng moment.js</text:p>
            </text:list-item>
            <text:list-item>
              <text:p text:style-name="P65">Chỉnh sửa ảnh sử dụng cropit.js <text:span text:style-name="T16">(để người dùng có thể đặt avatar)</text:span></text:p>
            </text:list-item>
            <text:list-item>
              <text:p text:style-name="P32">Lựa chọn địa điểm khi chỉnh sửa thông tin trạm sử dụng jquery-loca<text:span text:style-name="T16">tionpicker-plugin</text:span></text:p>
            </text:list-item>
          </text:list>
        </text:list-item>
      </text:list>
      <text:h text:style-name="P12" text:outline-level="1"><text:bookmark-start text:name="_Toc465412553"/>SỐ LIỆU/ KẾT QUẢ NGHIÊN CỨU<text:bookmark-end text:name="_Toc465412553"/></text:h>
      <text:p text:style-name="P8">Sau một thời gian nghiên cứu và chế tạo, <text:span text:style-name="T87">nghiên cứu</text:span> đã hoàn thiện được <text:span text:style-name="T87">một bộ sản phẩm hoàn thiện, đạt được các yêu cầu đề ra</text:span> với các chức năng sau:</text:p>
      <text:h text:style-name="Heading_20_2" text:outline-level="2">Thiết bị quan trắc</text:h>
      <text:list xml:id="list4043041931417665329" text:style-name="L11">
        <text:list-item>
          <text:p text:style-name="P66">Tự động nhận biết các chỉ số của không khí bao gồm nhiệt độ, độ ẩm không khí, nồng độ bụi và nồng độ khí CO trong không khí <text:span text:style-name="T34">thông qua các cảm biến.</text:span></text:p>
        </text:list-item>
        <text:list-item>
          <text:p text:style-name="P66">Hiển thị các thông số đo được trên một màn hình LCD kích thước <text:span text:style-name="T35">20x4.</text:span></text:p>
        </text:list-item>
        <text:list-item>
          <text:p text:style-name="P66">Cảnh báo với người dùng thông qua các kênh:</text:p>
          <text:list>
            <text:list-item>
              <text:p text:style-name="P66">Đèn LED ba màu <text:span text:style-name="T36">(xanh, vàng, đỏ ứng với mức độ cảnh báo)</text:span></text:p>
            </text:list-item>
            <text:list-item>
              <text:p text:style-name="P66">Email và SMS thông qua trang web</text:p>
            </text:list-item>
          </text:list>
        </text:list-item>
        <text:list-item>
          <text:p text:style-name="P66">Kết nối wifi thông qua module <text:span text:style-name="T37">ESP-12 và tự động gửi thông tin lên máy chủ định kì trong một khoảng thời gian nhất định là 5 phút một lần.</text:span></text:p>
        </text:list-item>
        <text:list-item>
          <text:p text:style-name="P66">Cho phép người dùng chỉnh sửa các thông số của thiết bị ví dụ như tên và mật khẩu của trạm phát wifi mà thiết bị kết nối tới, địa chỉ IP tĩnh, vân vân.</text:p>
        </text:list-item>
      </text:list>
      <text:h text:style-name="Heading_20_2" text:outline-level="2"><text:bookmark-start text:name="__RefHeading___Toc1881_673514855"/>Trang web<text:bookmark-end text:name="__RefHeading___Toc1881_673514855"/></text:h>
      <text:list xml:id="list1490198811932366037" text:style-name="L12">
        <text:list-item>
          <text:p text:style-name="P68">Cho phép hiển thị thông tin của các trạm một cách trục quan dưới dạng bản đồ <text:span text:style-name="T38">(dựa trên Google Maps) </text:span>và biểu mẫu, <text:span text:style-name="T39">người dùng có thể chọn thời gian mà biểu mẫu biểu diễn. Sử dụng thư viện Socket.IO, thông tin cũng sẽ được cập nhật theo thời gian thực.</text:span></text:p>
        </text:list-item>
        <text:list-item>
          <text:p text:style-name="P67">Cho phép người dùng tạo tài khoản để phục vụ nhiều mục đích khác nhau, <text:span text:style-name="T40">như:</text:span></text:p>
          <text:list>
            <text:list-item>
              <text:p text:style-name="P67">Cho phép người dùng thêm mới, quản lý và sửa đổi thông tin của các trạm quan trắc thuộc quyền sở hữu của mình.</text:p>
            </text:list-item>
            <text:list-item>
              <text:p text:style-name="P67">Cho phép người dùng đăng kí nhận tin khi một trạm quan trắc nào đó có số đo ở mức nguy hiểm thông qua việc gửi email và nhắn tin <text:span text:style-name="T41">SMS</text:span> tới người dùng.</text:p>
            </text:list-item>
            <text:list-item>
              <text:p text:style-name="P67">Cho phép ẩn một trạm, nghĩa là ngoài người chủ ra thì không ai có thể truy cập và xem thông tin về trạm đó.</text:p>
            </text:list-item>
          </text:list>
        </text:list-item>
        <text:list-item>
          <text:p text:style-name="P67"><text:soft-page-break/>Cung cấp một số hàm API cho việc tích hợp trang web với các ứng dụng ngoài</text:p>
        </text:list-item>
        <text:list-item>
          <text:p text:style-name="P69">Cho phép truy cập vào <text:span text:style-name="T40">cơ</text:span> <text:span text:style-name="T42">sở </text:span>dữ liệu thông qua ba cách:</text:p>
          <text:list>
            <text:list-item>
              <text:p text:style-name="P69">Thông qua các hàm API đối với các truy vấn nhỏ.</text:p>
            </text:list-item>
            <text:list-item>
              <text:p text:style-name="P69">Cho phép xuất và tải về số liệu của các trạm dưới các định dạng JSON <text:span text:style-name="T41">và CSV</text:span></text:p>
            </text:list-item>
            <text:list-item>
              <text:p text:style-name="P69">Cho phép người dùng thực thi truy vấn trực tiếp trong cơ sở dữ liệu của trang web thông qua việc viết các truy vấn SQL trả về kết quả.</text:p>
            </text:list-item>
          </text:list>
        </text:list-item>
        <text:list-item>
          <text:p text:style-name="P71">Cho phép phân loại các trạm theo các nhãn (tag)</text:p>
        </text:list-item>
        <text:list-item>
          <text:p text:style-name="P71">Cho phép tìm các trạm theo tên và theo nhãn, tìm nhãn và người dùng theo tên</text:p>
        </text:list-item>
      </text:list>
      <text:h text:style-name="P12" text:outline-level="1"><text:bookmark-start text:name="_Toc465412554"/>PHÂN TÍCH SỐ LIỆU/ KẾT QUẢ VÀ THẢO LUẬN<text:bookmark-end text:name="_Toc465412554"/></text:h>
      <text:h text:style-name="P84" text:outline-level="2">Những thiếu sót</text:h>
      <text:p text:style-name="P10">Nghiên cứu đã hoàn thiện trong việc thiết kế mô hình hệ thống theo dõi và cảnh báo tự động về chất lượng không khí. Tuy nhiên, nghiên cứu vẫn còn tồn đọng những điểm <text:span text:style-name="T26">chưa hoàn thiện:</text:span></text:p>
      <text:h text:style-name="P26" text:outline-level="3">Khoảng cách giao tiếp</text:h>
      <text:p text:style-name="P29">Mô hình hiện tại sử dụng sóng Wifi để thực hiện việc truyền tin không dây. Tuy nhiên, <text:span text:style-name="T27">khi sử dụng các thiết bị thu phát quy mô nhỏ, khoảng cách lớn nhất giữa hai thiết bị</text:span> chỉ đạt <text:s/>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 Sử dụng <text:span text:style-name="T28">các thiết bị thu phát quy mô lớn hơn thì khoảng cách có thể đạt tới hàng chục km, tuy nhiên kèm theo đó là chi phí đầu tư cho những trạm này rất lớn.</text:span></text:p>
      <text:p text:style-name="P11">Trong quá trình nghiên cứu mở rộng, tôi đã <text:span text:style-name="T29">thực hiện tìm hiểu về các giải pháp xử lý vấn đề này, và đã tìm ra một số giải pháp khác nhau. Điểm chung giữa những giải pháp này là chúng chỉ có thể thực hiện truyền tin giữa hai thiết bị mà không phải là truyền trực tiếp từ thiết bị lên mạng Internet giống như Wifi, vì vậy mô hình hoạt động sẽ bao gồm nhiều máy con và một máy chủ thực hiện nhận tin và truyền lại qua mạng Internet.</text:span></text:p>
      <text:list xml:id="list1155469177927273150" text:style-name="L13">
        <text:list-item>
          <text:p text:style-name="P33">Semtech LoRa: LoRa là công nghệ LPWAN (Low Power Wired Area Network) cho phép truyền tin sử dụng sóng RF ở băng tần 868MHz <text:reference-mark-start text:name="JR_cite_1_Libelium_2016"/><text:span text:style-name="T49">[Libelium Comunicaciones Distribuidas 2016a]</text:span><text:reference-mark-end text:name="JR_cite_1_Libelium_2016"/>. Lợi thế của việc truyền tin ở băng tần này <text:span text:style-name="T30">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51">[Libelium Comunicaciones Distribuidas 2016b]</text:span><text:reference-mark-end text:name="JR_cite_1_CookingHacks_2016"/><text:span text:style-name="T30"> . Bù lại khoảng cách xa là tốc độ truyền tin thấp, tuy nhiên việc này có thể được khắc phục.</text:span></text:p>
        </text:list-item>
      </text:list>
      <text:list xml:id="list3466679030653993149" text:style-name="L14">
        <text:list-item>
          <text:p text:style-name="P34">Nordic nRF24L01: <text:span text:style-name="T31">nRF24L01 cũng sử dụng sóng vô tuyến ở băng tầng 2.4GHz (băng tần ISM) </text:span><text:reference-mark-start text:name="JR_cite_1_nrf24l01_1"/><text:span text:style-name="T60">[Nordic Semiconductor 2007]</text:span><text:reference-mark-end text:name="JR_cite_1_nrf24l01_1"/><text:span text:style-name="T31">. Module này có giá </text:span><text:soft-page-break/><text:span text:style-name="T31">thành rẻ và khá phổ biến ở Việt Nam, có tốc độ truyền từ 250kbit/s trở lên, tuy nhiên khoảng cách của module này chỉ từ 1km trở xuống (trên lý thuyết) </text:span><text:reference-mark-start text:name="JR_cite_1_nrf24l01_2"/><text:span text:style-name="T60">[arduino-info]</text:span><text:reference-mark-end text:name="JR_cite_1_nrf24l01_2"/></text:p>
        </text:list-item>
      </text:list>
      <text:h text:style-name="P27" text:outline-level="3">Việc thiếu các cảm biến</text:h>
      <text:p text:style-name="P36">So với các dự án Air Quality Egg và Smart Citizen Kit đã nêu ở trên, sản phẩm của tôi vẫn còn thiết khá nhiều cảm biến, ví dụ như cảm biến nồng độ <text:span text:style-name="T82">No2 và O3. Các cảm biến này có đặc điểm là không phổ biến bằng ở Việt Nam, do vậy phải đặt hàng từ nước ngoài thì mới có thể mua được các cảm biến này.</text:span></text:p>
      <text:h text:style-name="P12" text:outline-level="1"><text:bookmark-start text:name="_Toc465412555"/>KẾT LUẬN<text:bookmark-end text:name="_Toc465412555"/></text:h>
      <text:p text:style-name="P7">chúng tôi đã chế tạo bla bla bla, </text:p>
      <text:h text:style-name="P12" text:outline-level="1"><text:bookmark-start text:name="_Toc465412556"/>TÀI LIỆU THAM KHẢO<text:bookmark-end text:name="_Toc465412556"/></text:h>
      <text:section text:style-name="Sect1" text:name="JR_bib">
        <text:h text:style-name="Heading_20_2" text:outline-level="2"><text:bookmark text:name="JR_bib_end"/>References</text:h>
        <text:p text:style-name="P79">arduino-info (). <text:span text:style-name="T46">RF24L01 2.4GHz Radio/Wireless Transceivers How-To</text:span>, <text:s/>.</text:p>
        <text:p text:style-name="P80">Balmes, J. R.; Fine, J. M. and Sheppard, D.<text:span text:style-name="T62"> (</text:span>1987<text:span text:style-name="T62">). </text:span><text:span text:style-name="T48">Symptomatic Bronchoconstriction after Short-Term Inhalation of Sulfur Dioxide</text:span><text:span text:style-name="T62">, American Review of Respiratory Disease 136 : 1117-1121.</text:span></text:p>
        <text:p text:style-name="P80">Bernstein, J. A.; Alexis, N.; Barnes, C.; Bernstein, I. L.; Nel, A.; Peden, D.; Diaz-Sanchez, D.; Tarlo, S. M.; Williams, P. B. and Bernstein, J. A.<text:span text:style-name="T62"> (</text:span>2004<text:span text:style-name="T62">). </text:span><text:span text:style-name="T48">Health effects of air pollution</text:span><text:span text:style-name="T62">, Journal of Allergy and Clinical Immunology 114 : 1116-1123.</text:span></text:p>
        <text:p text:style-name="P79">SHARP Corporation (<text:span text:style-name="T63">2006</text:span>). <text:span text:style-name="T46">GP2Y1010AU0F: Compact Optical Dust Sensor</text:span>, <text:s/>.</text:p>
        <text:p text:style-name="P80">Henz, S. and Maeder, M.<text:span text:style-name="T62"> (</text:span>2005<text:span text:style-name="T62">). </text:span><text:span text:style-name="T48">Prospective study of accidental carbon monoxide poisoning in 38 Swiss soldiers</text:span><text:span text:style-name="T62">, Swiss medical weekly 135 : 398.</text:span></text:p>
        <text:p text:style-name="P80">Kampa, M. and Castanas, E.<text:span text:style-name="T62"> (</text:span>2008<text:span text:style-name="T62">). </text:span><text:span text:style-name="T48">Human health effects of air pollution</text:span><text:span text:style-name="T62">, Environmental Pollution 151 : 362-367.</text:span></text:p>
        <text:p text:style-name="P79">Libelium Comunicaciones Distribuidas, S.L. (<text:span text:style-name="T63">2016b</text:span>). <text:span text:style-name="T46">Extreme Range Links: LoRa 868 / 900MHz SX1272 LoRa module for Arduino Waspmote and Raspberry Pi</text:span>, <text:s/>.</text:p>
        <text:p text:style-name="P79">Libelium Comunicaciones Distribuidas, S.L. (<text:span text:style-name="T63">2016a</text:span>). <text:span text:style-name="T46">Waspmote-LoRa-868MHz_915MHz-SX1272 Networking Guide</text:span>, <text:s/>.</text:p>
        <text:p text:style-name="P79">Henan Hanwei Electronics Co. Ltd. (<text:span text:style-name="T63">2016</text:span>). <text:span text:style-name="T46">MQ-9 Semiconductor Sensor for CO/Combustible Gas</text:span>, <text:s/>.</text:p>
        <text:p text:style-name="P80">Prockop, L. D. and Chichkova, R. I.<text:span text:style-name="T62"> (</text:span>2007<text:span text:style-name="T62">). </text:span><text:span text:style-name="T48">Carbon monoxide intoxication: An updated review</text:span><text:span text:style-name="T62">, Journal of the Neurological Sciences 262 : 122-130.</text:span></text:p>
        <text:p text:style-name="P79">Nordic Semiconductor (<text:span text:style-name="T63">2007</text:span>). <text:span text:style-name="T46">nRF24L01 Single Chip 2.4GHz Transceiver Product Specification</text:span>, <text:s/>.<text:bookmark text:name="JR_bib_end2"/></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1" style:font-family-asian="Calibri" style:font-family-generic-asian="system" style:font-pitch-asian="variable" style:font-name-complex="Tahoma1"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1" style:font-family-asian="Calibri" style:font-family-generic-asian="system" style:font-pitch-asian="variable" style:language-asian="en" style:country-asian="US" style:font-name-complex="Tahoma1"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5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1" style:font-family-asian="Calibri" style:font-family-generic-asian="system" style:font-pitch-asian="variable" style:font-size-asian="14pt" style:language-asian="ja" style:country-asian="JP" style:font-weight-asian="bold"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1" style:font-family-asian="Calibri" style:font-family-generic-asian="system" style:font-pitch-asian="variable" style:font-size-asian="14pt" style:language-asian="ja" style:country-asian="JP" style:font-weight-asian="bold" style:font-name-complex="Tahoma1"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1" style:font-family-asian="Calibri" style:font-family-generic-asian="system" style:font-pitch-asian="variable" style:font-size-asian="14pt" style:language-asian="ja" style:country-asian="JP" style:font-name-complex="Tahoma1" style:font-family-complex="Tahoma" style:font-family-generic-complex="system" style:font-pitch-complex="variable" style:font-size-complex="12pt"/>
    </style:style>
    <style:style style:name="ListLabel_20_1" style:display-name="ListLabel 1"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Tahoma1"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 fo:font-family="Calibri" style:font-family-generic="swiss" style:font-pitch="variable" fo:font-weight="normal" style:font-name-asian="Calibri"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text:page-number text:select-page="current">10</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51</meta:editing-cycles>
    <meta:creation-date>2016-10-28T03:04:00</meta:creation-date>
    <dc:date>2016-11-25T00:28:25.982450837</dc:date>
    <meta:editing-duration>PT17H17M55S</meta:editing-duration>
    <meta:generator>LibreOffice/5.2.3.3$Linux_X86_64 LibreOffice_project/20m0$Build-3</meta:generator>
    <meta:document-statistic meta:table-count="0" meta:image-count="5" meta:object-count="0" meta:page-count="18" meta:paragraph-count="144" meta:word-count="3363" meta:character-count="15828" meta:non-whitespace-character-count="1264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